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Text_20_body" style:list-style-name="L1">
      <style:paragraph-properties fo:margin-left="0cm" fo:margin-right="0cm" fo:margin-top="0.085cm" fo:margin-bottom="0.08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inherit" fo:font-size="8.39999961853027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16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78900896" text:style-name="L1">
        <text:list-item>
          <text:p text:style-name="P1">CODGEO : unique code of the town</text:p>
        </text:list-item>
        <text:list-item>
          <text:p text:style-name="P1">LIBGEO : name of the town</text:p>
        </text:list-item>
        <text:list-item>
          <text:p text:style-name="P1">SNHM14 : mean net salary</text:p>
        </text:list-item>
        <text:list-item>
          <text:p text:style-name="P1">SNHMC14 : mean net salary per hour for executive</text:p>
        </text:list-item>
        <text:list-item>
          <text:p text:style-name="P1">SNHMP14 : mean net salary per hour for middle manager</text:p>
        </text:list-item>
        <text:list-item>
          <text:p text:style-name="P1">SNHME14 : mean net salary per hour for employee</text:p>
        </text:list-item>
        <text:list-item>
          <text:p text:style-name="P1">SNHMO14 : mean net salary per hour for worker</text:p>
        </text:list-item>
        <text:list-item>
          <text:p text:style-name="P1">SNHMF14 : mean net salary for women</text:p>
        </text:list-item>
        <text:list-item>
          <text:p text:style-name="P1">SNHMFC14 : mean net salary per hour for feminin executive</text:p>
        </text:list-item>
        <text:list-item>
          <text:p text:style-name="P1">SNHMFP14 : mean net salary per hour for feminin middle manager</text:p>
        </text:list-item>
        <text:list-item>
          <text:p text:style-name="P1">SNHMFE14 : mean net salary per hour for feminin employee</text:p>
        </text:list-item>
        <text:list-item>
          <text:p text:style-name="P1">SNHMFO14 : mean net salary per hour for feminin worker</text:p>
        </text:list-item>
        <text:list-item>
          <text:p text:style-name="P1">SNHMH14 : mean net salary for man</text:p>
        </text:list-item>
        <text:list-item>
          <text:p text:style-name="P1">SNHMHC14 : mean net salary per hour for masculin executive</text:p>
        </text:list-item>
        <text:list-item>
          <text:p text:style-name="P1">SNHMHP14 : mean net salary per hour for masculin middle manager</text:p>
        </text:list-item>
        <text:list-item>
          <text:p text:style-name="P1">SNHMHE14 : mean net salary per hour for masculin employee</text:p>
        </text:list-item>
        <text:list-item>
          <text:p text:style-name="P1">SNHMHO14 : mean net salary per hour for masculin worker</text:p>
        </text:list-item>
        <text:list-item>
          <text:p text:style-name="P1">SNHM1814 : mean net salary per hour for 18-25 years old</text:p>
        </text:list-item>
        <text:list-item>
          <text:p text:style-name="P1">SNHM2614 : mean net salary per hour for 26-50 years old</text:p>
        </text:list-item>
        <text:list-item>
          <text:p text:style-name="P1">SNHM5014 : mean net salary per hour for &gt;50 years old</text:p>
        </text:list-item>
        <text:list-item>
          <text:p text:style-name="P1">SNHMF1814 : mean net salary per hour for women between 18-25 years old</text:p>
        </text:list-item>
        <text:list-item>
          <text:p text:style-name="P1">SNHMF2614 : mean net salary per hour for women between 26-50 years old</text:p>
        </text:list-item>
        <text:list-item>
          <text:p text:style-name="P1">SNHMF5014 : mean net salary per hour for women &gt;50 years old</text:p>
        </text:list-item>
        <text:list-item>
          <text:p text:style-name="P1">SNHMH1814 : mean net salary per hour for men between 18-25 years old</text:p>
        </text:list-item>
        <text:list-item>
          <text:p text:style-name="P1">SNHMH2614 : mean net salary per hour for men between 26-50 years old</text:p>
        </text:list-item>
        <text:list-item>
          <text:p text:style-name="P1">SNHMH5014 : mean net salary per hour for men &gt;50 years ol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9T18:46:11.457000000</meta:creation-date>
    <dc:date>2022-12-10T07:59:03.989000000</dc:date>
    <meta:editing-duration>P10DT13H12M52S</meta:editing-duration>
    <meta:editing-cycles>1</meta:editing-cycles>
    <meta:document-statistic meta:table-count="0" meta:image-count="0" meta:object-count="0" meta:page-count="1" meta:paragraph-count="26" meta:word-count="286" meta:character-count="1387" meta:non-whitespace-character-count="1153"/>
    <meta:generator>LibreOffice/7.4.2.3$Windows_X86_64 LibreOffice_project/382eef1f22670f7f4118c8c2dd222ec7ad009daf</meta:generator>
  </office:meta>
</office:document-meta>
</file>